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a6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5.882cm" svg:height="14.581cm" svg:x="11.521cm" svg:y="0cm">
            <draw:object draw:notify-on-update-of-ranges="Tabelle1.A2:Tabelle1.A32 Tabelle1.B1:Tabelle1.B1 Tabelle1.B2:Tabelle1.B32 Tabelle1.A2:Tabelle1.A32 Tabelle1.C1:Tabelle1.C1 Tabelle1.C2:Tabelle1.C32 Tabelle1.A2:Tabelle1.A32 Tabelle1.D1:Tabelle1.D1 Tabelle1.D2:Tabelle1.D32 Tabelle1.A2:Tabelle1.A32 Tabelle1.E1:Tabelle1.E1 Tabelle1.E2:Tabelle1.E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(x)</text:p>
          </table:table-cell>
          <table:table-cell table:style-name="ce1" office:value-type="string" calcext:value-type="string">
            <text:p>m1(x)</text:p>
          </table:table-cell>
          <table:table-cell table:style-name="ce1" office:value-type="string" calcext:value-type="string">
            <text:p>m2(x)</text:p>
          </table:table-cell>
          <table:table-cell table:style-name="ce1" office:value-type="string" calcext:value-type="string">
            <text:p>m3(x)</text:p>
          </table:table-cell>
          <table:table-cell table:number-columns-repeated="2"/>
          <table:table-cell table:style-name="ce3" office:value-type="string" calcext:value-type="string">
            <text:p>Schrittweite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formula="of:=RAND()*50+20" office:value-type="float" office:value="49.540938092337" calcext:value-type="float">
            <text:p>49,540938092337</text:p>
          </table:table-cell>
          <table:table-cell table:formula="of:=[.B2]" office:value-type="float" office:value="49.540938092337" calcext:value-type="float">
            <text:p>49,540938092337</text:p>
          </table:table-cell>
          <table:table-cell table:formula="of:=[.C2]" office:value-type="float" office:value="49.540938092337" calcext:value-type="float">
            <text:p>49,540938092337</text:p>
          </table:table-cell>
          <table:table-cell table:formula="of:=[.D2]" office:value-type="float" office:value="49.540938092337" calcext:value-type="float">
            <text:p>49,540938092337</text:p>
          </table:table-cell>
          <table:table-cell table:number-columns-repeated="2"/>
          <table:table-cell table:style-name="ce2" office:value-type="float" office:value="0.5" calcext:value-type="float">
            <text:p>0,5</text:p>
          </table:table-cell>
        </table:table-row>
        <table:table-row table:style-name="ro1">
          <table:table-cell table:formula="of:=[.A2]+[.$H$2]" office:value-type="float" office:value="0.5" calcext:value-type="float">
            <text:p>0,5</text:p>
          </table:table-cell>
          <table:table-cell table:formula="of:=[.B2]+RAND()*2*[.$H$5]-[.$H$5]" office:value-type="float" office:value="46.161810858053" calcext:value-type="float">
            <text:p>46,161810858053</text:p>
          </table:table-cell>
          <table:table-cell table:formula="of:=[.B2]*1/3+[.B3]*1/3+[.B4]*1/3" office:value-type="float" office:value="47.8927860847371" calcext:value-type="float">
            <text:p>47,8927860847371</text:p>
          </table:table-cell>
          <table:table-cell table:formula="of:=[.C2]*1/3+[.C3]*1/3+[.C4]*1/3" office:value-type="float" office:value="48.1421279342779" calcext:value-type="float">
            <text:p>48,1421279342779</text:p>
          </table:table-cell>
          <table:table-cell table:formula="of:=[.D2]*1/3+[.D3]*1/3+[.D4]*1/3" office:value-type="float" office:value="48.2063302558692" calcext:value-type="float">
            <text:p>48,2063302558692</text:p>
          </table:table-cell>
          <table:table-cell table:number-columns-repeated="3"/>
        </table:table-row>
        <table:table-row table:style-name="ro1">
          <table:table-cell table:formula="of:=[.A3]+[.$H$2]" office:value-type="float" office:value="1" calcext:value-type="float">
            <text:p>1</text:p>
          </table:table-cell>
          <table:table-cell table:formula="of:=[.B3]+RAND()*10-5" office:value-type="float" office:value="47.9756093038211" calcext:value-type="float">
            <text:p>47,9756093038211</text:p>
          </table:table-cell>
          <table:table-cell table:formula="of:=[.B3]*1/3+[.B4]*1/3+[.B5]*1/3" office:value-type="float" office:value="46.9926596257597" calcext:value-type="float">
            <text:p>46,9926596257597</text:p>
          </table:table-cell>
          <table:table-cell table:formula="of:=1/5*([.B2]+[.B3]+[.B4]+[.B5]+[.B6])" office:value-type="float" office:value="46.9359247409927" calcext:value-type="float">
            <text:p>46,9359247409927</text:p>
          </table:table-cell>
          <table:table-cell table:formula="of:=[.D3]*1/3+[.D4]*1/3+[.D5]*1/3" office:value-type="float" office:value="46.8112329450412" calcext:value-type="float">
            <text:p>46,8112329450412</text:p>
          </table:table-cell>
          <table:table-cell table:number-columns-repeated="2"/>
          <table:table-cell table:style-name="ce3" office:value-type="string" calcext:value-type="string">
            <text:p>Ausschlag</text:p>
          </table:table-cell>
        </table:table-row>
        <table:table-row table:style-name="ro1">
          <table:table-cell table:formula="of:=[.A4]+[.$H$2]" office:value-type="float" office:value="1.5" calcext:value-type="float">
            <text:p>1,5</text:p>
          </table:table-cell>
          <table:table-cell table:formula="of:=[.B4]+RAND()*10-5" office:value-type="float" office:value="46.840558715405" calcext:value-type="float">
            <text:p>46,840558715405</text:p>
          </table:table-cell>
          <table:table-cell table:formula="of:=[.B4]*1/3+[.B5]*1/3+[.B6]*1/3" office:value-type="float" office:value="46.3256249181912" calcext:value-type="float">
            <text:p>46,3256249181912</text:p>
          </table:table-cell>
          <table:table-cell table:formula="of:=1/5*([.B3]+[.B4]+[.B5]+[.B6]+[.B7])" office:value-type="float" office:value="45.3556461598528" calcext:value-type="float">
            <text:p>45,3556461598528</text:p>
          </table:table-cell>
          <table:table-cell table:formula="of:=AVERAGE([.B2:.B8])" office:value-type="float" office:value="44.8519730806648" calcext:value-type="float">
            <text:p>44,8519730806648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formula="of:=[.A5]+[.$H$2]" office:value-type="float" office:value="2" calcext:value-type="float">
            <text:p>2</text:p>
          </table:table-cell>
          <table:table-cell table:formula="of:=[.B5]+RAND()*10-5" office:value-type="float" office:value="44.1607067353474" calcext:value-type="float">
            <text:p>44,1607067353474</text:p>
          </table:table-cell>
          <table:table-cell table:formula="of:=[.B5]*1/3+[.B6]*1/3+[.B7]*1/3" office:value-type="float" office:value="44.2136035457966" calcext:value-type="float">
            <text:p>44,2136035457966</text:p>
          </table:table-cell>
          <table:table-cell table:formula="of:=1/5*([.B4]+[.B5]+[.B6]+[.B7]+[.B8])" office:value-type="float" office:value="43.6522125228528" calcext:value-type="float">
            <text:p>43,6522125228528</text:p>
          </table:table-cell>
          <table:table-cell table:formula="of:=AVERAGE([.B3:.B9])" office:value-type="float" office:value="43.7354325479666" calcext:value-type="float">
            <text:p>43,7354325479666</text:p>
          </table:table-cell>
          <table:table-cell table:number-columns-repeated="3"/>
        </table:table-row>
        <table:table-row table:style-name="ro1">
          <table:table-cell table:formula="of:=[.A6]+[.$H$2]" office:value-type="float" office:value="2.5" calcext:value-type="float">
            <text:p>2,5</text:p>
          </table:table-cell>
          <table:table-cell table:formula="of:=[.B6]+RAND()*10-5" office:value-type="float" office:value="41.6395451866375" calcext:value-type="float">
            <text:p>41,6395451866375</text:p>
          </table:table-cell>
          <table:table-cell table:formula="of:=[.B6]*1/3+[.B7]*1/3+[.B8]*1/3" office:value-type="float" office:value="41.1482981983459" calcext:value-type="float">
            <text:p>41,1482981983459</text:p>
          </table:table-cell>
          <table:table-cell table:formula="of:=1/5*([.B5]+[.B6]+[.B7]+[.B8]+[.B9])" office:value-type="float" office:value="42.4021215347784" calcext:value-type="float">
            <text:p>42,4021215347784</text:p>
          </table:table-cell>
          <table:table-cell table:formula="of:=AVERAGE([.B4:.B10])" office:value-type="float" office:value="42.9805880601596" calcext:value-type="float">
            <text:p>42,9805880601596</text:p>
          </table:table-cell>
          <table:table-cell table:number-columns-repeated="3"/>
        </table:table-row>
        <table:table-row table:style-name="ro1">
          <table:table-cell table:formula="of:=[.A7]+[.$H$2]" office:value-type="float" office:value="3" calcext:value-type="float">
            <text:p>3</text:p>
          </table:table-cell>
          <table:table-cell table:formula="of:=[.B7]+RAND()*10-5" office:value-type="float" office:value="37.6446426730528" calcext:value-type="float">
            <text:p>37,6446426730528</text:p>
          </table:table-cell>
          <table:table-cell table:formula="of:=[.B7]*1/3+[.B8]*1/3+[.B9]*1/3" office:value-type="float" office:value="40.3364474077132" calcext:value-type="float">
            <text:p>40,3364474077132</text:p>
          </table:table-cell>
          <table:table-cell table:formula="of:=1/5*([.B6]+[.B7]+[.B8]+[.B9]+[.B10])" office:value-type="float" office:value="41.2095896803782" calcext:value-type="float">
            <text:p>41,2095896803782</text:p>
          </table:table-cell>
          <table:table-cell table:formula="of:=AVERAGE([.B5:.B11])" office:value-type="float" office:value="41.9373283242246" calcext:value-type="float">
            <text:p>41,9373283242246</text:p>
          </table:table-cell>
          <table:table-cell table:number-columns-repeated="3"/>
        </table:table-row>
        <table:table-row table:style-name="ro1">
          <table:table-cell table:formula="of:=[.A8]+[.$H$2]" office:value-type="float" office:value="3.5" calcext:value-type="float">
            <text:p>3,5</text:p>
          </table:table-cell>
          <table:table-cell table:formula="of:=[.B8]+RAND()*10-5" office:value-type="float" office:value="41.7251543634492" calcext:value-type="float">
            <text:p>41,7251543634492</text:p>
          </table:table-cell>
          <table:table-cell table:formula="of:=[.B8]*1/3+[.B9]*1/3+[.B10]*1/3" office:value-type="float" office:value="40.082565493302" calcext:value-type="float">
            <text:p>40,082565493302</text:p>
          </table:table-cell>
          <table:table-cell table:formula="of:=1/5*([.B7]+[.B8]+[.B9]+[.B10]+[.B11])" office:value-type="float" office:value="40.512006563764" calcext:value-type="float">
            <text:p>40,512006563764</text:p>
          </table:table-cell>
          <table:table-cell table:formula="of:=AVERAGE([.B6:.B12])" office:value-type="float" office:value="41.1884610541835" calcext:value-type="float">
            <text:p>41,1884610541835</text:p>
          </table:table-cell>
          <table:table-cell table:number-columns-repeated="3"/>
        </table:table-row>
        <table:table-row table:style-name="ro1">
          <table:table-cell table:formula="of:=[.A9]+[.$H$2]" office:value-type="float" office:value="4" calcext:value-type="float">
            <text:p>4</text:p>
          </table:table-cell>
          <table:table-cell table:formula="of:=[.B9]+RAND()*10-5" office:value-type="float" office:value="40.8778994434039" calcext:value-type="float">
            <text:p>40,8778994434039</text:p>
          </table:table-cell>
          <table:table-cell table:formula="of:=[.B9]*1/3+[.B10]*1/3+[.B11]*1/3" office:value-type="float" office:value="41.0919483197099" calcext:value-type="float">
            <text:p>41,0919483197099</text:p>
          </table:table-cell>
          <table:table-cell table:formula="of:=1/5*([.B8]+[.B9]+[.B10]+[.B11]+[.B12])" office:value-type="float" office:value="40.5037950914599" calcext:value-type="float">
            <text:p>40,5037950914599</text:p>
          </table:table-cell>
          <table:table-cell table:formula="of:=AVERAGE([.B7:.B13])" office:value-type="float" office:value="40.8691097877196" calcext:value-type="float">
            <text:p>40,8691097877196</text:p>
          </table:table-cell>
          <table:table-cell table:number-columns-repeated="3"/>
        </table:table-row>
        <table:table-row table:style-name="ro1">
          <table:table-cell table:formula="of:=[.A10]+[.$H$2]" office:value-type="float" office:value="4.5" calcext:value-type="float">
            <text:p>4,5</text:p>
          </table:table-cell>
          <table:table-cell table:formula="of:=[.B10]+RAND()*10-5" office:value-type="float" office:value="40.6727911522767" calcext:value-type="float">
            <text:p>40,6727911522767</text:p>
          </table:table-cell>
          <table:table-cell table:formula="of:=[.B10]*1/3+[.B11]*1/3+[.B12]*1/3" office:value-type="float" office:value="41.0497261402657" calcext:value-type="float">
            <text:p>41,0497261402657</text:p>
          </table:table-cell>
          <table:table-cell table:formula="of:=1/5*([.B9]+[.B10]+[.B11]+[.B12]+[.B13])" office:value-type="float" office:value="41.3599161308694" calcext:value-type="float">
            <text:p>41,3599161308694</text:p>
          </table:table-cell>
          <table:table-cell table:formula="of:=AVERAGE([.B8:.B14])" office:value-type="float" office:value="40.8337118723136" calcext:value-type="float">
            <text:p>40,8337118723136</text:p>
          </table:table-cell>
          <table:table-cell table:number-columns-repeated="3"/>
        </table:table-row>
        <table:table-row table:style-name="ro1">
          <table:table-cell table:formula="of:=[.A11]+[.$H$2]" office:value-type="float" office:value="5" calcext:value-type="float">
            <text:p>5</text:p>
          </table:table-cell>
          <table:table-cell table:formula="of:=[.B11]+RAND()*10-5" office:value-type="float" office:value="41.5984878251166" calcext:value-type="float">
            <text:p>41,5984878251166</text:p>
          </table:table-cell>
          <table:table-cell table:formula="of:=[.B11]*1/3+[.B12]*1/3+[.B13]*1/3" office:value-type="float" office:value="41.398842282498" calcext:value-type="float">
            <text:p>41,398842282498</text:p>
          </table:table-cell>
          <table:table-cell table:formula="of:=1/5*([.B10]+[.B11]+[.B12]+[.B13]+[.B14])" office:value-type="float" office:value="41.2932372139386" calcext:value-type="float">
            <text:p>41,2932372139386</text:p>
          </table:table-cell>
          <table:table-cell table:formula="of:=AVERAGE([.B9:.B15])" office:value-type="float" office:value="40.9075287835425" calcext:value-type="float">
            <text:p>40,9075287835425</text:p>
          </table:table-cell>
          <table:table-cell table:number-columns-repeated="3"/>
        </table:table-row>
        <table:table-row table:style-name="ro1">
          <table:table-cell table:formula="of:=[.A12]+[.$H$2]" office:value-type="float" office:value="5.5" calcext:value-type="float">
            <text:p>5,5</text:p>
          </table:table-cell>
          <table:table-cell table:formula="of:=[.B12]+RAND()*10-5" office:value-type="float" office:value="41.9252478701006" calcext:value-type="float">
            <text:p>41,9252478701006</text:p>
          </table:table-cell>
          <table:table-cell table:formula="of:=[.B12]*1/3+[.B13]*1/3+[.B14]*1/3" office:value-type="float" office:value="41.6384984913375" calcext:value-type="float">
            <text:p>41,6384984913375</text:p>
          </table:table-cell>
          <table:table-cell table:formula="of:=1/5*([.B11]+[.B12]+[.B13]+[.B14]+[.B15])" office:value-type="float" office:value="40.7499295355888" calcext:value-type="float">
            <text:p>40,7499295355888</text:p>
          </table:table-cell>
          <table:table-cell table:formula="of:=AVERAGE([.B10:.B16])" office:value-type="float" office:value="39.8124099173365" calcext:value-type="float">
            <text:p>39,8124099173365</text:p>
          </table:table-cell>
          <table:table-cell table:number-columns-repeated="3"/>
        </table:table-row>
        <table:table-row table:style-name="ro1">
          <table:table-cell table:formula="of:=[.A13]+[.$H$2]" office:value-type="float" office:value="6" calcext:value-type="float">
            <text:p>6</text:p>
          </table:table-cell>
          <table:table-cell table:formula="of:=[.B13]+RAND()*10-5" office:value-type="float" office:value="41.3917597787953" calcext:value-type="float">
            <text:p>41,3917597787953</text:p>
          </table:table-cell>
          <table:table-cell table:formula="of:=[.B13]*1/3+[.B14]*1/3+[.B15]*1/3" office:value-type="float" office:value="40.4927895668502" calcext:value-type="float">
            <text:p>40,4927895668502</text:p>
          </table:table-cell>
          <table:table-cell table:formula="of:=1/5*([.B12]+[.B13]+[.B14]+[.B15]+[.B16])" office:value-type="float" office:value="39.427235765135" calcext:value-type="float">
            <text:p>39,427235765135</text:p>
          </table:table-cell>
          <table:table-cell table:formula="of:=AVERAGE([.B11:.B17])" office:value-type="float" office:value="38.8612941283877" calcext:value-type="float">
            <text:p>38,8612941283877</text:p>
          </table:table-cell>
          <table:table-cell table:number-columns-repeated="3"/>
        </table:table-row>
        <table:table-row table:style-name="ro1">
          <table:table-cell table:formula="of:=[.A14]+[.$H$2]" office:value-type="float" office:value="6.5" calcext:value-type="float">
            <text:p>6,5</text:p>
          </table:table-cell>
          <table:table-cell table:formula="of:=[.B14]+RAND()*10-5" office:value-type="float" office:value="38.1613610516549" calcext:value-type="float">
            <text:p>38,1613610516549</text:p>
          </table:table-cell>
          <table:table-cell table:formula="of:=[.B14]*1/3+[.B15]*1/3+[.B16]*1/3" office:value-type="float" office:value="37.8708143768192" calcext:value-type="float">
            <text:p>37,8708143768192</text:p>
          </table:table-cell>
          <table:table-cell table:formula="of:=1/5*([.B13]+[.B14]+[.B15]+[.B16]+[.B17])" office:value-type="float" office:value="37.9515559842641" calcext:value-type="float">
            <text:p>37,9515559842641</text:p>
          </table:table-cell>
          <table:table-cell table:formula="of:=AVERAGE([.B12:.B18])" office:value-type="float" office:value="37.7830451139243" calcext:value-type="float">
            <text:p>37,7830451139243</text:p>
          </table:table-cell>
          <table:table-cell table:number-columns-repeated="3"/>
        </table:table-row>
        <table:table-row table:style-name="ro1">
          <table:table-cell table:formula="of:=[.A15]+[.$H$2]" office:value-type="float" office:value="7" calcext:value-type="float">
            <text:p>7</text:p>
          </table:table-cell>
          <table:table-cell table:formula="of:=[.B15]+RAND()*10-5" office:value-type="float" office:value="34.0593223000076" calcext:value-type="float">
            <text:p>34,0593223000076</text:p>
          </table:table-cell>
          <table:table-cell table:formula="of:=[.B15]*1/3+[.B16]*1/3+[.B17]*1/3" office:value-type="float" office:value="35.4802574241416" calcext:value-type="float">
            <text:p>35,4802574241416</text:p>
          </table:table-cell>
          <table:table-cell table:formula="of:=1/5*([.B14]+[.B15]+[.B16]+[.B17]+[.B18])" office:value-type="float" office:value="36.1915160204506" calcext:value-type="float">
            <text:p>36,1915160204506</text:p>
          </table:table-cell>
          <table:table-cell table:formula="of:=AVERAGE([.B13:.B19])" office:value-type="float" office:value="36.3013466860987" calcext:value-type="float">
            <text:p>36,3013466860987</text:p>
          </table:table-cell>
          <table:table-cell table:number-columns-repeated="3"/>
        </table:table-row>
        <table:table-row table:style-name="ro1">
          <table:table-cell table:formula="of:=[.A16]+[.$H$2]" office:value-type="float" office:value="7.5" calcext:value-type="float">
            <text:p>7,5</text:p>
          </table:table-cell>
          <table:table-cell table:formula="of:=[.B16]+RAND()*10-5" office:value-type="float" office:value="34.2200889207624" calcext:value-type="float">
            <text:p>34,2200889207624</text:p>
          </table:table-cell>
          <table:table-cell table:formula="of:=[.B16]*1/3+[.B17]*1/3+[.B18]*1/3" office:value-type="float" office:value="33.8014864239343" calcext:value-type="float">
            <text:p>33,8014864239343</text:p>
          </table:table-cell>
          <table:table-cell table:formula="of:=1/5*([.B15]+[.B16]+[.B17]+[.B18]+[.B19])" office:value-type="float" office:value="34.1584838307589" calcext:value-type="float">
            <text:p>34,1584838307589</text:p>
          </table:table-cell>
          <table:table-cell table:formula="of:=AVERAGE([.B14:.B20])" office:value-type="float" office:value="34.4244728148667" calcext:value-type="float">
            <text:p>34,4244728148667</text:p>
          </table:table-cell>
          <table:table-cell table:number-columns-repeated="3"/>
        </table:table-row>
        <table:table-row table:style-name="ro1">
          <table:table-cell table:formula="of:=[.A17]+[.$H$2]" office:value-type="float" office:value="8" calcext:value-type="float">
            <text:p>8</text:p>
          </table:table-cell>
          <table:table-cell table:formula="of:=[.B17]+RAND()*10-5" office:value-type="float" office:value="33.1250480510328" calcext:value-type="float">
            <text:p>33,1250480510328</text:p>
          </table:table-cell>
          <table:table-cell table:formula="of:=[.B17]*1/3+[.B18]*1/3+[.B19]*1/3" office:value-type="float" office:value="32.8572452673774" calcext:value-type="float">
            <text:p>32,8572452673774</text:p>
          </table:table-cell>
          <table:table-cell table:formula="of:=1/5*([.B16]+[.B17]+[.B18]+[.B19]+[.B20])" office:value-type="float" office:value="32.2836377747234" calcext:value-type="float">
            <text:p>32,2836377747234</text:p>
          </table:table-cell>
          <table:table-cell table:formula="of:=AVERAGE([.B15:.B21])" office:value-type="float" office:value="32.716849368962" calcext:value-type="float">
            <text:p>32,716849368962</text:p>
          </table:table-cell>
          <table:table-cell table:number-columns-repeated="3"/>
        </table:table-row>
        <table:table-row table:style-name="ro1">
          <table:table-cell table:formula="of:=[.A18]+[.$H$2]" office:value-type="float" office:value="8.5" calcext:value-type="float">
            <text:p>8,5</text:p>
          </table:table-cell>
          <table:table-cell table:formula="of:=[.B18]+RAND()*10-5" office:value-type="float" office:value="31.226598830337" calcext:value-type="float">
            <text:p>31,226598830337</text:p>
          </table:table-cell>
          <table:table-cell table:formula="of:=[.B18]*1/3+[.B19]*1/3+[.B20]*1/3" office:value-type="float" office:value="31.0462592176157" calcext:value-type="float">
            <text:p>31,0462592176157</text:p>
          </table:table-cell>
          <table:table-cell table:formula="of:=1/5*([.B17]+[.B18]+[.B19]+[.B20]+[.B21])" office:value-type="float" office:value="31.3594524462142" calcext:value-type="float">
            <text:p>31,3594524462142</text:p>
          </table:table-cell>
          <table:table-cell table:formula="of:=AVERAGE([.B16:.B22])" office:value-type="float" office:value="31.2831033893843" calcext:value-type="float">
            <text:p>31,2831033893843</text:p>
          </table:table-cell>
          <table:table-cell table:number-columns-repeated="3"/>
        </table:table-row>
        <table:table-row table:style-name="ro1">
          <table:table-cell table:formula="of:=[.A19]+[.$H$2]" office:value-type="float" office:value="9" calcext:value-type="float">
            <text:p>9</text:p>
          </table:table-cell>
          <table:table-cell table:formula="of:=[.B19]+RAND()*10-5" office:value-type="float" office:value="28.7871307714771" calcext:value-type="float">
            <text:p>28,7871307714771</text:p>
          </table:table-cell>
          <table:table-cell table:formula="of:=[.B19]*1/3+[.B20]*1/3+[.B21]*1/3" office:value-type="float" office:value="29.8173750864253" calcext:value-type="float">
            <text:p>29,8173750864253</text:p>
          </table:table-cell>
          <table:table-cell table:formula="of:=1/5*([.B18]+[.B19]+[.B20]+[.B21]+[.B22])" office:value-type="float" office:value="30.140462500984" calcext:value-type="float">
            <text:p>30,140462500984</text:p>
          </table:table-cell>
          <table:table-cell table:formula="of:=AVERAGE([.B17:.B23])" office:value-type="float" office:value="29.7322609495984" calcext:value-type="float">
            <text:p>29,7322609495984</text:p>
          </table:table-cell>
          <table:table-cell table:number-columns-repeated="3"/>
        </table:table-row>
        <table:table-row table:style-name="ro1">
          <table:table-cell table:formula="of:=[.A20]+[.$H$2]" office:value-type="float" office:value="9.5" calcext:value-type="float">
            <text:p>9,5</text:p>
          </table:table-cell>
          <table:table-cell table:formula="of:=[.B20]+RAND()*10-5" office:value-type="float" office:value="29.4383956574618" calcext:value-type="float">
            <text:p>29,4383956574618</text:p>
          </table:table-cell>
          <table:table-cell table:formula="of:=[.B20]*1/3+[.B21]*1/3+[.B22]*1/3" office:value-type="float" office:value="28.78355520785" calcext:value-type="float">
            <text:p>28,78355520785</text:p>
          </table:table-cell>
          <table:table-cell table:formula="of:=1/5*([.B19]+[.B20]+[.B21]+[.B22]+[.B23])" office:value-type="float" office:value="28.1561379350787" calcext:value-type="float">
            <text:p>28,1561379350787</text:p>
          </table:table-cell>
          <table:table-cell table:formula="of:=AVERAGE([.B18:.B24])" office:value-type="float" office:value="27.5920443155611" calcext:value-type="float">
            <text:p>27,5920443155611</text:p>
          </table:table-cell>
          <table:table-cell table:number-columns-repeated="3"/>
        </table:table-row>
        <table:table-row table:style-name="ro1">
          <table:table-cell table:formula="of:=[.A21]+[.$H$2]" office:value-type="float" office:value="10" calcext:value-type="float">
            <text:p>10</text:p>
          </table:table-cell>
          <table:table-cell table:formula="of:=[.B21]+RAND()*10-5" office:value-type="float" office:value="28.1251391946112" calcext:value-type="float">
            <text:p>28,1251391946112</text:p>
          </table:table-cell>
          <table:table-cell table:formula="of:=[.B21]*1/3+[.B22]*1/3+[.B23]*1/3" office:value-type="float" office:value="26.9223200245265" calcext:value-type="float">
            <text:p>26,9223200245265</text:p>
          </table:table-cell>
          <table:table-cell table:formula="of:=1/5*([.B20]+[.B21]+[.B22]+[.B23]+[.B24])" office:value-type="float" office:value="25.7585326655116" calcext:value-type="float">
            <text:p>25,7585326655116</text:p>
          </table:table-cell>
          <table:table-cell table:formula="of:=AVERAGE([.B19:.B25])" office:value-type="float" office:value="25.2516895075627" calcext:value-type="float">
            <text:p>25,2516895075627</text:p>
          </table:table-cell>
          <table:table-cell table:number-columns-repeated="3"/>
        </table:table-row>
        <table:table-row table:style-name="ro1">
          <table:table-cell table:formula="of:=[.A22]+[.$H$2]" office:value-type="float" office:value="10.5" calcext:value-type="float">
            <text:p>10,5</text:p>
          </table:table-cell>
          <table:table-cell table:formula="of:=[.B22]+RAND()*10-5" office:value-type="float" office:value="23.2034252215064" calcext:value-type="float">
            <text:p>23,2034252215064</text:p>
          </table:table-cell>
          <table:table-cell table:formula="of:=[.B22]*1/3+[.B23]*1/3+[.B24]*1/3" office:value-type="float" office:value="23.5223789662063" calcext:value-type="float">
            <text:p>23,5223789662063</text:p>
          </table:table-cell>
          <table:table-cell table:formula="of:=1/5*([.B21]+[.B22]+[.B23]+[.B24]+[.B25])" office:value-type="float" office:value="23.3496193902249" calcext:value-type="float">
            <text:p>23,3496193902249</text:p>
          </table:table-cell>
          <table:table-cell table:formula="of:=AVERAGE([.B20:.B26])" office:value-type="float" office:value="23.6872967522554" calcext:value-type="float">
            <text:p>23,6872967522554</text:p>
          </table:table-cell>
          <table:table-cell table:number-columns-repeated="3"/>
        </table:table-row>
        <table:table-row table:style-name="ro1">
          <table:table-cell table:formula="of:=[.A23]+[.$H$2]" office:value-type="float" office:value="11" calcext:value-type="float">
            <text:p>11</text:p>
          </table:table-cell>
          <table:table-cell table:formula="of:=[.B23]+RAND()*10-5" office:value-type="float" office:value="19.2385724825014" calcext:value-type="float">
            <text:p>19,2385724825014</text:p>
          </table:table-cell>
          <table:table-cell table:formula="of:=[.B23]*1/3+[.B24]*1/3+[.B25]*1/3" office:value-type="float" office:value="19.7281873663505" calcext:value-type="float">
            <text:p>19,7281873663505</text:p>
          </table:table-cell>
          <table:table-cell table:formula="of:=1/5*([.B22]+[.B23]+[.B24]+[.B25]+[.B26])" office:value-type="float" office:value="21.5171101673698" calcext:value-type="float">
            <text:p>21,5171101673698</text:p>
          </table:table-cell>
          <table:table-cell table:formula="of:=AVERAGE([.B21:.B27])" office:value-type="float" office:value="23.1510086472886" calcext:value-type="float">
            <text:p>23,1510086472886</text:p>
          </table:table-cell>
          <table:table-cell table:number-columns-repeated="3"/>
        </table:table-row>
        <table:table-row table:style-name="ro1">
          <table:table-cell table:formula="of:=[.A24]+[.$H$2]" office:value-type="float" office:value="11.5" calcext:value-type="float">
            <text:p>11,5</text:p>
          </table:table-cell>
          <table:table-cell table:formula="of:=[.B24]+RAND()*10-5" office:value-type="float" office:value="16.7425643950437" calcext:value-type="float">
            <text:p>16,7425643950437</text:p>
          </table:table-cell>
          <table:table-cell table:formula="of:=[.B24]*1/3+[.B25]*1/3+[.B26]*1/3" office:value-type="float" office:value="18.7523288069105" calcext:value-type="float">
            <text:p>18,7523288069105</text:p>
          </table:table-cell>
          <table:table-cell table:formula="of:=1/5*([.B23]+[.B24]+[.B25]+[.B26]+[.B27])" office:value-type="float" office:value="20.8987051357895" calcext:value-type="float">
            <text:p>20,8987051357895</text:p>
          </table:table-cell>
          <table:table-cell table:formula="of:=AVERAGE([.B22:.B28])" office:value-type="float" office:value="22.0884344002389" calcext:value-type="float">
            <text:p>22,0884344002389</text:p>
          </table:table-cell>
          <table:table-cell table:number-columns-repeated="3"/>
        </table:table-row>
        <table:table-row table:style-name="ro1">
          <table:table-cell table:formula="of:=[.A25]+[.$H$2]" office:value-type="float" office:value="12" calcext:value-type="float">
            <text:p>12</text:p>
          </table:table-cell>
          <table:table-cell table:formula="of:=[.B25]+RAND()*10-5" office:value-type="float" office:value="20.2758495431865" calcext:value-type="float">
            <text:p>20,2758495431865</text:p>
          </table:table-cell>
          <table:table-cell table:formula="of:=[.B25]*1/3+[.B26]*1/3+[.B27]*1/3" office:value-type="float" office:value="20.6838426583132" calcext:value-type="float">
            <text:p>20,6838426583132</text:p>
          </table:table-cell>
          <table:table-cell table:formula="of:=1/5*([.B24]+[.B25]+[.B26]+[.B27]+[.B28])" office:value-type="float" office:value="20.6580952771109" calcext:value-type="float">
            <text:p>20,6580952771109</text:p>
          </table:table-cell>
          <table:table-cell table:formula="of:=AVERAGE([.B23:.B29])" office:value-type="float" office:value="20.9334885429571" calcext:value-type="float">
            <text:p>20,9334885429571</text:p>
          </table:table-cell>
          <table:table-cell table:number-columns-repeated="3"/>
        </table:table-row>
        <table:table-row table:style-name="ro1">
          <table:table-cell table:formula="of:=[.A26]+[.$H$2]" office:value-type="float" office:value="12.5" calcext:value-type="float">
            <text:p>12,5</text:p>
          </table:table-cell>
          <table:table-cell table:formula="of:=[.B26]+RAND()*10-5" office:value-type="float" office:value="25.0331140367095" calcext:value-type="float">
            <text:p>25,0331140367095</text:p>
          </table:table-cell>
          <table:table-cell table:formula="of:=[.B26]*1/3+[.B27]*1/3+[.B28]*1/3" office:value-type="float" office:value="22.4364465026698" calcext:value-type="float">
            <text:p>22,4364465026698</text:p>
          </table:table-cell>
          <table:table-cell table:formula="of:=1/5*([.B25]+[.B26]+[.B27]+[.B28]+[.B29])" office:value-type="float" office:value="20.8184844193384" calcext:value-type="float">
            <text:p>20,8184844193384</text:p>
          </table:table-cell>
          <table:table-cell table:formula="of:=AVERAGE([.B24:.B30])" office:value-type="float" office:value="20.3610155977365" calcext:value-type="float">
            <text:p>20,3610155977365</text:p>
          </table:table-cell>
          <table:table-cell table:number-columns-repeated="3"/>
        </table:table-row>
        <table:table-row table:style-name="ro1">
          <table:table-cell table:formula="of:=[.A27]+[.$H$2]" office:value-type="float" office:value="13" calcext:value-type="float">
            <text:p>13</text:p>
          </table:table-cell>
          <table:table-cell table:formula="of:=[.B27]+RAND()*10-5" office:value-type="float" office:value="22.0003759281134" calcext:value-type="float">
            <text:p>22,0003759281134</text:p>
          </table:table-cell>
          <table:table-cell table:formula="of:=[.B27]*1/3+[.B28]*1/3+[.B29]*1/3" office:value-type="float" office:value="22.3580027194873" calcext:value-type="float">
            <text:p>22,3580027194873</text:p>
          </table:table-cell>
          <table:table-cell table:formula="of:=1/5*([.B26]+[.B27]+[.B28]+[.B29]+[.B30])" office:value-type="float" office:value="21.3091944613221" calcext:value-type="float">
            <text:p>21,3091944613221</text:p>
          </table:table-cell>
          <table:table-cell table:formula="of:=AVERAGE([.B25:.B31])" office:value-type="float" office:value="20.8380235029825" calcext:value-type="float">
            <text:p>20,8380235029825</text:p>
          </table:table-cell>
          <table:table-cell table:number-columns-repeated="3"/>
        </table:table-row>
        <table:table-row table:style-name="ro1">
          <table:table-cell table:formula="of:=[.A28]+[.$H$2]" office:value-type="float" office:value="13.5" calcext:value-type="float">
            <text:p>13,5</text:p>
          </table:table-cell>
          <table:table-cell table:formula="of:=[.B28]+RAND()*10-5" office:value-type="float" office:value="20.040518193639" calcext:value-type="float">
            <text:p>20,040518193639</text:p>
          </table:table-cell>
          <table:table-cell table:formula="of:=[.B28]*1/3+[.B29]*1/3+[.B30]*1/3" office:value-type="float" office:value="20.4123362422382" calcext:value-type="float">
            <text:p>20,4123362422382</text:p>
          </table:table-cell>
          <table:table-cell table:formula="of:=1/5*([.B27]+[.B28]+[.B29]+[.B30]+[.B31])" office:value-type="float" office:value="21.7695501165294" calcext:value-type="float">
            <text:p>21,7695501165294</text:p>
          </table:table-cell>
          <table:table-cell table:formula="of:=AVERAGE([.B26:.B32])" office:value-type="float" office:value="22.0390492870863" calcext:value-type="float">
            <text:p>22,0390492870863</text:p>
          </table:table-cell>
          <table:table-cell table:number-columns-repeated="3"/>
        </table:table-row>
        <table:table-row table:style-name="ro1">
          <table:table-cell table:formula="of:=[.A29]+[.$H$2]" office:value-type="float" office:value="14" calcext:value-type="float">
            <text:p>14</text:p>
          </table:table-cell>
          <table:table-cell table:formula="of:=[.B29]+RAND()*10-5" office:value-type="float" office:value="19.1961146049622" calcext:value-type="float">
            <text:p>19,1961146049622</text:p>
          </table:table-cell>
          <table:table-cell table:formula="of:=[.B29]*1/3+[.B30]*1/3+[.B31]*1/3" office:value-type="float" office:value="20.6047535392748" calcext:value-type="float">
            <text:p>20,6047535392748</text:p>
          </table:table-cell>
          <table:table-cell table:formula="of:=1/5*([.B28]+[.B29]+[.B30]+[.B31]+[.B32])" office:value-type="float" office:value="21.7928762859416" calcext:value-type="float">
            <text:p>21,7928762859416</text:p>
          </table:table-cell>
          <table:table-cell table:formula="of:=[.D29]*1/3+[.D30]*1/3+[.D31]*1/3" office:value-type="float" office:value="21.9403942445374" calcext:value-type="float">
            <text:p>21,9403942445374</text:p>
          </table:table-cell>
          <table:table-cell table:number-columns-repeated="3"/>
        </table:table-row>
        <table:table-row table:style-name="ro1">
          <table:table-cell table:formula="of:=[.A30]+[.$H$2]" office:value-type="float" office:value="14.5" calcext:value-type="float">
            <text:p>14,5</text:p>
          </table:table-cell>
          <table:table-cell table:formula="of:=[.B30]+RAND()*10-5" office:value-type="float" office:value="22.5776278192231" calcext:value-type="float">
            <text:p>22,5776278192231</text:p>
          </table:table-cell>
          <table:table-cell table:formula="of:=[.B30]*1/3+[.B31]*1/3+[.B32]*1/3" office:value-type="float" office:value="22.3078291026519" calcext:value-type="float">
            <text:p>22,3078291026519</text:p>
          </table:table-cell>
          <table:table-cell table:formula="of:=[.C30]*1/3+[.C31]*1/3+[.C32]*1/3" office:value-type="float" office:value="22.2587563311412" calcext:value-type="float">
            <text:p>22,2587563311412</text:p>
          </table:table-cell>
          <table:table-cell table:formula="of:=[.D30]*1/3+[.D31]*1/3+[.D32]*1/3" office:value-type="float" office:value="22.379130114719" calcext:value-type="float">
            <text:p>22,379130114719</text:p>
          </table:table-cell>
          <table:table-cell table:number-columns-repeated="3"/>
        </table:table-row>
        <table:table-row table:style-name="ro1">
          <table:table-cell table:formula="of:=[.A31]+[.$H$2]" office:value-type="float" office:value="15" calcext:value-type="float">
            <text:p>15</text:p>
          </table:table-cell>
          <table:table-cell table:formula="of:=[.B31]+RAND()*10-5" office:value-type="float" office:value="25.1497448837705" calcext:value-type="float">
            <text:p>25,1497448837705</text:p>
          </table:table-cell>
          <table:table-cell table:formula="of:=[.B31]*1/2+[.B32]*1/2" office:value-type="float" office:value="23.8636863514968" calcext:value-type="float">
            <text:p>23,8636863514968</text:p>
          </table:table-cell>
          <table:table-cell table:formula="of:=[.C31]*1/2+[.C32]*1/2" office:value-type="float" office:value="23.0857577270744" calcext:value-type="float">
            <text:p>23,0857577270744</text:p>
          </table:table-cell>
          <table:table-cell table:formula="of:=[.D31]*1/2+[.D32]*1/2" office:value-type="float" office:value="22.6722570291078" calcext:value-type="float">
            <text:p>22,672257029107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Zen 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4">00.00.0000</text:date>, <text:time style:data-style-name="N2" text:time-value="13:41:04.27022074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ngelbert Niehaus</meta:initial-creator>
    <meta:creation-date>2023-07-17T17:16:53.189055899</meta:creation-date>
    <dc:date>2023-09-14T13:42:46.380705880</dc:date>
    <dc:creator>Engelbert Niehaus</dc:creator>
    <meta:editing-duration>PT2H20M9S</meta:editing-duration>
    <meta:editing-cycles>4</meta:editing-cycles>
    <meta:generator>LibreOffice/7.0.4.2$Linux_X86_64 LibreOffice_project/00$Build-2</meta:generator>
    <meta:document-statistic meta:table-count="1" meta:cell-count="16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883cm" svg:height="14.582cm" xlink:href=".." xlink:type="simple" chart:class="chart:scatter" chart:style-name="ch1">
        <chart:legend chart:legend-position="end" svg:x="23.666cm" svg:y="6.245cm" style:legend-expansion="high" chart:style-name="ch2"/>
        <chart:plot-area chart:style-name="ch3" table:cell-range-address="Tabelle1.A2:Tabelle1.E32 Tabelle1.B1:Tabelle1.E1" chart:data-source-has-labels="row" svg:x="0.517cm" svg:y="0.291cm" svg:width="22.632cm" svg:height="14cm">
          <chart:coordinate-region svg:x="1.138cm" svg:y="0.49cm" svg:width="21.824cm" svg:height="13.1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B2:Tabelle1.B32" chart:label-cell-address="Tabelle1.B1:Tabelle1.B1" chart:class="chart:scatter">
            <chart:domain table:cell-range-address="Tabelle1.A2:Tabelle1.A32"/>
            <chart:data-point chart:repeated="31"/>
          </chart:series>
          <chart:series chart:style-name="ch8" chart:values-cell-range-address="Tabelle1.C2:Tabelle1.C32" chart:label-cell-address="Tabelle1.C1:Tabelle1.C1" chart:class="chart:scatter">
            <chart:data-point chart:repeated="31"/>
          </chart:series>
          <chart:series chart:style-name="ch9" chart:values-cell-range-address="Tabelle1.D2:Tabelle1.D32" chart:label-cell-address="Tabelle1.D1:Tabelle1.D1" chart:class="chart:scatter">
            <chart:data-point chart:repeated="31"/>
          </chart:series>
          <chart:series chart:style-name="ch10" chart:values-cell-range-address="Tabelle1.E2:Tabelle1.E32" chart:label-cell-address="Tabelle1.E1:Tabelle1.E1" chart:class="chart:scatter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f(x)</text:p>
                <draw:g>
                  <svg:desc>Tabelle1.B1:Tabelle1.B1</svg:desc>
                </draw:g>
              </table:table-cell>
              <table:table-cell office:value-type="string">
                <text:p>m1(x)</text:p>
                <draw:g>
                  <svg:desc>Tabelle1.C1:Tabelle1.C1</svg:desc>
                </draw:g>
              </table:table-cell>
              <table:table-cell office:value-type="string">
                <text:p>m2(x)</text:p>
                <draw:g>
                  <svg:desc>Tabelle1.D1:Tabelle1.D1</svg:desc>
                </draw:g>
              </table:table-cell>
              <table:table-cell office:value-type="string">
                <text:p>m3(x)</text:p>
                <draw:g>
                  <svg:desc>Tabelle1.E1:Tabe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2:Tabelle1.A32</svg:desc>
                </draw:g>
              </table:table-cell>
              <table:table-cell office:value-type="float" office:value="49.540938092337">
                <text:p>49.540938092337</text:p>
                <draw:g>
                  <svg:desc>Tabelle1.B2:Tabelle1.B32</svg:desc>
                </draw:g>
              </table:table-cell>
              <table:table-cell office:value-type="float" office:value="49.540938092337">
                <text:p>49.540938092337</text:p>
                <draw:g>
                  <svg:desc>Tabelle1.C2:Tabelle1.C32</svg:desc>
                </draw:g>
              </table:table-cell>
              <table:table-cell office:value-type="float" office:value="49.540938092337">
                <text:p>49.540938092337</text:p>
                <draw:g>
                  <svg:desc>Tabelle1.D2:Tabelle1.D32</svg:desc>
                </draw:g>
              </table:table-cell>
              <table:table-cell office:value-type="float" office:value="49.540938092337">
                <text:p>49.540938092337</text:p>
                <draw:g>
                  <svg:desc>Tabelle1.E2:Tabelle1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46.161810858053">
                <text:p>46.161810858053</text:p>
              </table:table-cell>
              <table:table-cell office:value-type="float" office:value="47.8927860847371">
                <text:p>47.8927860847371</text:p>
              </table:table-cell>
              <table:table-cell office:value-type="float" office:value="48.1421279342779">
                <text:p>48.1421279342779</text:p>
              </table:table-cell>
              <table:table-cell office:value-type="float" office:value="48.2063302558692">
                <text:p>48.20633025586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7.9756093038211">
                <text:p>47.9756093038211</text:p>
              </table:table-cell>
              <table:table-cell office:value-type="float" office:value="46.9926596257597">
                <text:p>46.9926596257597</text:p>
              </table:table-cell>
              <table:table-cell office:value-type="float" office:value="46.9359247409927">
                <text:p>46.9359247409927</text:p>
              </table:table-cell>
              <table:table-cell office:value-type="float" office:value="46.8112329450412">
                <text:p>46.81123294504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46.840558715405">
                <text:p>46.840558715405</text:p>
              </table:table-cell>
              <table:table-cell office:value-type="float" office:value="46.3256249181912">
                <text:p>46.3256249181912</text:p>
              </table:table-cell>
              <table:table-cell office:value-type="float" office:value="45.3556461598528">
                <text:p>45.3556461598528</text:p>
              </table:table-cell>
              <table:table-cell office:value-type="float" office:value="44.8519730806648">
                <text:p>44.85197308066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4.1607067353474">
                <text:p>44.1607067353474</text:p>
              </table:table-cell>
              <table:table-cell office:value-type="float" office:value="44.2136035457966">
                <text:p>44.2136035457966</text:p>
              </table:table-cell>
              <table:table-cell office:value-type="float" office:value="43.6522125228528">
                <text:p>43.6522125228528</text:p>
              </table:table-cell>
              <table:table-cell office:value-type="float" office:value="43.7354325479666">
                <text:p>43.73543254796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41.6395451866375">
                <text:p>41.6395451866375</text:p>
              </table:table-cell>
              <table:table-cell office:value-type="float" office:value="41.1482981983459">
                <text:p>41.1482981983459</text:p>
              </table:table-cell>
              <table:table-cell office:value-type="float" office:value="42.4021215347784">
                <text:p>42.4021215347784</text:p>
              </table:table-cell>
              <table:table-cell office:value-type="float" office:value="42.9805880601596">
                <text:p>42.98058806015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7.6446426730528">
                <text:p>37.6446426730528</text:p>
              </table:table-cell>
              <table:table-cell office:value-type="float" office:value="40.3364474077132">
                <text:p>40.3364474077132</text:p>
              </table:table-cell>
              <table:table-cell office:value-type="float" office:value="41.2095896803782">
                <text:p>41.2095896803782</text:p>
              </table:table-cell>
              <table:table-cell office:value-type="float" office:value="41.9373283242246">
                <text:p>41.93732832422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41.7251543634492">
                <text:p>41.7251543634492</text:p>
              </table:table-cell>
              <table:table-cell office:value-type="float" office:value="40.082565493302">
                <text:p>40.082565493302</text:p>
              </table:table-cell>
              <table:table-cell office:value-type="float" office:value="40.512006563764">
                <text:p>40.512006563764</text:p>
              </table:table-cell>
              <table:table-cell office:value-type="float" office:value="41.1884610541835">
                <text:p>41.18846105418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0.8778994434039">
                <text:p>40.8778994434039</text:p>
              </table:table-cell>
              <table:table-cell office:value-type="float" office:value="41.0919483197099">
                <text:p>41.0919483197099</text:p>
              </table:table-cell>
              <table:table-cell office:value-type="float" office:value="40.5037950914599">
                <text:p>40.5037950914599</text:p>
              </table:table-cell>
              <table:table-cell office:value-type="float" office:value="40.8691097877196">
                <text:p>40.8691097877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40.6727911522767">
                <text:p>40.6727911522767</text:p>
              </table:table-cell>
              <table:table-cell office:value-type="float" office:value="41.0497261402657">
                <text:p>41.0497261402657</text:p>
              </table:table-cell>
              <table:table-cell office:value-type="float" office:value="41.3599161308694">
                <text:p>41.3599161308694</text:p>
              </table:table-cell>
              <table:table-cell office:value-type="float" office:value="40.8337118723136">
                <text:p>40.83371187231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41.5984878251166">
                <text:p>41.5984878251166</text:p>
              </table:table-cell>
              <table:table-cell office:value-type="float" office:value="41.398842282498">
                <text:p>41.398842282498</text:p>
              </table:table-cell>
              <table:table-cell office:value-type="float" office:value="41.2932372139386">
                <text:p>41.2932372139386</text:p>
              </table:table-cell>
              <table:table-cell office:value-type="float" office:value="40.9075287835425">
                <text:p>40.90752878354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41.9252478701006">
                <text:p>41.9252478701006</text:p>
              </table:table-cell>
              <table:table-cell office:value-type="float" office:value="41.6384984913375">
                <text:p>41.6384984913375</text:p>
              </table:table-cell>
              <table:table-cell office:value-type="float" office:value="40.7499295355888">
                <text:p>40.7499295355888</text:p>
              </table:table-cell>
              <table:table-cell office:value-type="float" office:value="39.8124099173365">
                <text:p>39.81240991733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41.3917597787953">
                <text:p>41.3917597787953</text:p>
              </table:table-cell>
              <table:table-cell office:value-type="float" office:value="40.4927895668502">
                <text:p>40.4927895668502</text:p>
              </table:table-cell>
              <table:table-cell office:value-type="float" office:value="39.427235765135">
                <text:p>39.427235765135</text:p>
              </table:table-cell>
              <table:table-cell office:value-type="float" office:value="38.8612941283877">
                <text:p>38.86129412838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38.1613610516549">
                <text:p>38.1613610516549</text:p>
              </table:table-cell>
              <table:table-cell office:value-type="float" office:value="37.8708143768192">
                <text:p>37.8708143768192</text:p>
              </table:table-cell>
              <table:table-cell office:value-type="float" office:value="37.9515559842641">
                <text:p>37.9515559842641</text:p>
              </table:table-cell>
              <table:table-cell office:value-type="float" office:value="37.7830451139243">
                <text:p>37.78304511392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34.0593223000076">
                <text:p>34.0593223000076</text:p>
              </table:table-cell>
              <table:table-cell office:value-type="float" office:value="35.4802574241416">
                <text:p>35.4802574241416</text:p>
              </table:table-cell>
              <table:table-cell office:value-type="float" office:value="36.1915160204506">
                <text:p>36.1915160204506</text:p>
              </table:table-cell>
              <table:table-cell office:value-type="float" office:value="36.3013466860987">
                <text:p>36.30134668609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34.2200889207624">
                <text:p>34.2200889207624</text:p>
              </table:table-cell>
              <table:table-cell office:value-type="float" office:value="33.8014864239343">
                <text:p>33.8014864239343</text:p>
              </table:table-cell>
              <table:table-cell office:value-type="float" office:value="34.1584838307589">
                <text:p>34.1584838307589</text:p>
              </table:table-cell>
              <table:table-cell office:value-type="float" office:value="34.4244728148667">
                <text:p>34.4244728148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33.1250480510328">
                <text:p>33.1250480510328</text:p>
              </table:table-cell>
              <table:table-cell office:value-type="float" office:value="32.8572452673774">
                <text:p>32.8572452673774</text:p>
              </table:table-cell>
              <table:table-cell office:value-type="float" office:value="32.2836377747234">
                <text:p>32.2836377747234</text:p>
              </table:table-cell>
              <table:table-cell office:value-type="float" office:value="32.716849368962">
                <text:p>32.7168493689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31.226598830337">
                <text:p>31.226598830337</text:p>
              </table:table-cell>
              <table:table-cell office:value-type="float" office:value="31.0462592176157">
                <text:p>31.0462592176157</text:p>
              </table:table-cell>
              <table:table-cell office:value-type="float" office:value="31.3594524462142">
                <text:p>31.3594524462142</text:p>
              </table:table-cell>
              <table:table-cell office:value-type="float" office:value="31.2831033893843">
                <text:p>31.28310338938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28.7871307714771">
                <text:p>28.7871307714771</text:p>
              </table:table-cell>
              <table:table-cell office:value-type="float" office:value="29.8173750864253">
                <text:p>29.8173750864253</text:p>
              </table:table-cell>
              <table:table-cell office:value-type="float" office:value="30.140462500984">
                <text:p>30.140462500984</text:p>
              </table:table-cell>
              <table:table-cell office:value-type="float" office:value="29.7322609495984">
                <text:p>29.73226094959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29.4383956574618">
                <text:p>29.4383956574618</text:p>
              </table:table-cell>
              <table:table-cell office:value-type="float" office:value="28.78355520785">
                <text:p>28.78355520785</text:p>
              </table:table-cell>
              <table:table-cell office:value-type="float" office:value="28.1561379350787">
                <text:p>28.1561379350787</text:p>
              </table:table-cell>
              <table:table-cell office:value-type="float" office:value="27.5920443155611">
                <text:p>27.59204431556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28.1251391946112">
                <text:p>28.1251391946112</text:p>
              </table:table-cell>
              <table:table-cell office:value-type="float" office:value="26.9223200245265">
                <text:p>26.9223200245265</text:p>
              </table:table-cell>
              <table:table-cell office:value-type="float" office:value="25.7585326655116">
                <text:p>25.7585326655116</text:p>
              </table:table-cell>
              <table:table-cell office:value-type="float" office:value="25.2516895075627">
                <text:p>25.25168950756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23.2034252215064">
                <text:p>23.2034252215064</text:p>
              </table:table-cell>
              <table:table-cell office:value-type="float" office:value="23.5223789662063">
                <text:p>23.5223789662063</text:p>
              </table:table-cell>
              <table:table-cell office:value-type="float" office:value="23.3496193902249">
                <text:p>23.3496193902249</text:p>
              </table:table-cell>
              <table:table-cell office:value-type="float" office:value="23.6872967522554">
                <text:p>23.68729675225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19.2385724825014">
                <text:p>19.2385724825014</text:p>
              </table:table-cell>
              <table:table-cell office:value-type="float" office:value="19.7281873663505">
                <text:p>19.7281873663505</text:p>
              </table:table-cell>
              <table:table-cell office:value-type="float" office:value="21.5171101673698">
                <text:p>21.5171101673698</text:p>
              </table:table-cell>
              <table:table-cell office:value-type="float" office:value="23.1510086472886">
                <text:p>23.15100864728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16.7425643950437">
                <text:p>16.7425643950437</text:p>
              </table:table-cell>
              <table:table-cell office:value-type="float" office:value="18.7523288069105">
                <text:p>18.7523288069105</text:p>
              </table:table-cell>
              <table:table-cell office:value-type="float" office:value="20.8987051357895">
                <text:p>20.8987051357895</text:p>
              </table:table-cell>
              <table:table-cell office:value-type="float" office:value="22.0884344002389">
                <text:p>22.08843440023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20.2758495431865">
                <text:p>20.2758495431865</text:p>
              </table:table-cell>
              <table:table-cell office:value-type="float" office:value="20.6838426583132">
                <text:p>20.6838426583132</text:p>
              </table:table-cell>
              <table:table-cell office:value-type="float" office:value="20.6580952771109">
                <text:p>20.6580952771109</text:p>
              </table:table-cell>
              <table:table-cell office:value-type="float" office:value="20.9334885429571">
                <text:p>20.93348854295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25.0331140367095">
                <text:p>25.0331140367095</text:p>
              </table:table-cell>
              <table:table-cell office:value-type="float" office:value="22.4364465026698">
                <text:p>22.4364465026698</text:p>
              </table:table-cell>
              <table:table-cell office:value-type="float" office:value="20.8184844193384">
                <text:p>20.8184844193384</text:p>
              </table:table-cell>
              <table:table-cell office:value-type="float" office:value="20.3610155977365">
                <text:p>20.36101559773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22.0003759281134">
                <text:p>22.0003759281134</text:p>
              </table:table-cell>
              <table:table-cell office:value-type="float" office:value="22.3580027194873">
                <text:p>22.3580027194873</text:p>
              </table:table-cell>
              <table:table-cell office:value-type="float" office:value="21.3091944613221">
                <text:p>21.3091944613221</text:p>
              </table:table-cell>
              <table:table-cell office:value-type="float" office:value="20.8380235029825">
                <text:p>20.83802350298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20.040518193639">
                <text:p>20.040518193639</text:p>
              </table:table-cell>
              <table:table-cell office:value-type="float" office:value="20.4123362422382">
                <text:p>20.4123362422382</text:p>
              </table:table-cell>
              <table:table-cell office:value-type="float" office:value="21.7695501165294">
                <text:p>21.7695501165294</text:p>
              </table:table-cell>
              <table:table-cell office:value-type="float" office:value="22.0390492870863">
                <text:p>22.03904928708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19.1961146049622">
                <text:p>19.1961146049622</text:p>
              </table:table-cell>
              <table:table-cell office:value-type="float" office:value="20.6047535392748">
                <text:p>20.6047535392748</text:p>
              </table:table-cell>
              <table:table-cell office:value-type="float" office:value="21.7928762859416">
                <text:p>21.7928762859416</text:p>
              </table:table-cell>
              <table:table-cell office:value-type="float" office:value="21.9403942445374">
                <text:p>21.94039424453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22.5776278192231">
                <text:p>22.5776278192231</text:p>
              </table:table-cell>
              <table:table-cell office:value-type="float" office:value="22.3078291026519">
                <text:p>22.3078291026519</text:p>
              </table:table-cell>
              <table:table-cell office:value-type="float" office:value="22.2587563311412">
                <text:p>22.2587563311412</text:p>
              </table:table-cell>
              <table:table-cell office:value-type="float" office:value="22.379130114719">
                <text:p>22.3791301147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25.1497448837705">
                <text:p>25.1497448837705</text:p>
              </table:table-cell>
              <table:table-cell office:value-type="float" office:value="23.8636863514968">
                <text:p>23.8636863514968</text:p>
              </table:table-cell>
              <table:table-cell office:value-type="float" office:value="23.0857577270744">
                <text:p>23.0857577270744</text:p>
              </table:table-cell>
              <table:table-cell office:value-type="float" office:value="22.6722570291078">
                <text:p>22.67225702910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